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hrust (N)</text:p>
          </table:table-cell>
        </table:table-row>
        <table:table-row table:style-name="ro1">
          <table:table-cell office:value-type="string" calcext:value-type="string">
            <text:p>Python BEM</text:p>
          </table:table-cell>
          <table:table-cell office:value-type="float" office:value="180.89" calcext:value-type="float">
            <text:p>180.89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83.21" calcext:value-type="float">
            <text:p>183.21</text:p>
          </table:table-cell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2" table:formula="of:=([.B2]-[.B3])/[.B2]" office:value-type="percentage" office:value="-0.0128254740449998" calcext:value-type="percentage">
            <text:p>-1.28%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Thrust (N)</text:p>
          </table:table-cell>
        </table:table-row>
        <table:table-row table:style-name="ro1">
          <table:table-cell office:value-type="string" calcext:value-type="string">
            <text:p>Python BEM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2" table:formula="of:=([.B8]-[.B9])/[.B8]" office:value-type="percentage" office:value="-0.0201386596236382" calcext:value-type="percentage">
            <text:p>-2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9:10:55.137488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9:06:01.114784855</meta:creation-date>
    <meta:editing-duration>PT1H1M39S</meta:editing-duration>
    <meta:editing-cycles>3</meta:editing-cycles>
    <meta:generator>LibreOffice/4.2.8.2$Linux_X86_64 LibreOffice_project/420m0$Build-2</meta:generator>
    <dc:date>2017-02-15T19:11:07.080652248</dc:date>
    <meta:document-statistic meta:table-count="1" meta:cell-count="14" meta:object-count="0"/>
  </office:meta>
</office:document-meta>
</file>